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1cm" svg:height="1.119cm" svg:x="1cm" svg:y="1cm">
          <draw:text-box>
            <text:p><text:span text:style-name="T1">Titel</text:span></text:p>
          </draw:text-box>
        </draw:frame>
        <draw:custom-shape draw:name="northarrow" draw:style-name="gr1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text-style-name="P3" draw:layer="Ebene4" svg:width="6.2cm" svg:height="1.05cm" svg:x="1cm" svg:y="2.3cm">
          <draw:text-box>
            <text:p><text:span text:style-name="T2">Scale</text:span></text:p>
          </draw:text-box>
        </draw:frame>
        <draw:frame draw:name="date" draw:style-name="gr3" draw:text-style-name="P4" draw:layer="Ebene4" svg:width="3cm" svg:height="1.05cm" svg:x="23.2cm" svg:y="1cm">
          <draw:text-box>
            <text:p text:style-name="P4"><text:span text:style-name="T3">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4-16T15:20:04</dc:date>
    <dc:creator>Stefan </dc:creator>
    <meta:editing-duration>PT4H27M37S</meta:editing-duration>
    <meta:editing-cycles>12</meta:editing-cycles>
    <meta:generator>LibreOffice/3.5$Linux_X86_64 LibreOffice_project/350m1$Build-2</meta:generator>
    <meta:document-statistic meta:object-count="5"/>
  </office:meta>
</office:document-meta>
</file>